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1.8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1.15cm" fo:min-width="0cm"/>
    </style:style>
    <style:style style:name="gr3" style:family="graphic" style:parent-style-name="objectwithoutfill">
      <style:graphic-properties svg:stroke-width="0.106cm" svg:stroke-color="#ff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99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316cm" fo:min-width="0.066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5cm" fo:min-width="1cm"/>
    </style:style>
    <style:style style:name="gr7" style:family="graphic" style:parent-style-name="objectwithoutfill">
      <style:graphic-properties svg:stroke-width="0.106cm" svg:stroke-color="#009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-color="#808080" draw:textarea-horizontal-align="justify" draw:textarea-vertical-align="middle" draw:auto-grow-height="false" fo:min-height="0.01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3cm" svg:x="4.3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.4cm" svg:x="5.2cm" svg:y="8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3cm" svg:y1="7.1cm" svg:x2="8.5cm" svg:y2="7cm">
          <text:p/>
        </draw:line>
        <draw:line draw:style-name="gr4" draw:text-style-name="P3" draw:layer="layout" svg:x1="3.1cm" svg:y1="4.8cm" svg:x2="8.5cm" svg:y2="4.7cm">
          <text:p/>
        </draw:line>
        <draw:custom-shape draw:style-name="gr5" draw:text-style-name="P4" draw:layer="layout" svg:width="0.8cm" svg:height="0.8cm" svg:x="5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5.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5.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5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cm" svg:height="1.1cm" svg:x="10.4cm" svg:y="5.3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5cm" svg:y1="4.7cm" svg:x2="11.1cm" svg:y2="5.7cm">
          <text:p/>
        </draw:line>
        <draw:line draw:style-name="gr8" draw:text-style-name="P3" draw:layer="layout" svg:x1="8.5cm" svg:y1="7cm" svg:x2="11.1cm" svg:y2="6cm">
          <text:p/>
        </draw:line>
        <draw:line draw:style-name="gr7" draw:text-style-name="P3" draw:layer="layout" svg:x1="11.5cm" svg:y1="5.8cm" svg:x2="13.8cm" svg:y2="5.8cm">
          <text:p/>
        </draw:line>
        <draw:line draw:style-name="gr7" draw:text-style-name="P3" draw:layer="layout" svg:x1="11.1cm" svg:y1="5.7cm" svg:x2="11.5cm" svg:y2="5.8cm">
          <text:p/>
        </draw:line>
        <draw:line draw:style-name="gr7" draw:text-style-name="P3" draw:layer="layout" svg:x1="13.8cm" svg:y1="5.8cm" svg:x2="18.3cm" svg:y2="5.8cm">
          <text:p/>
        </draw:line>
        <draw:custom-shape draw:style-name="gr9" draw:text-style-name="P4" draw:layer="layout" svg:width="1cm" svg:height="0.8cm" svg:x="14.4cm" svg:y="4.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cm" svg:height="0.8cm" svg:x="14.4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6" draw:layer="layout" svg:width="1.979cm" svg:height="0.962cm" svg:x="4.6cm" svg:y="2.7cm">
          <draw:text-box>
            <text:p>Drive</text:p>
          </draw:text-box>
        </draw:frame>
        <draw:frame draw:style-name="gr10" draw:text-style-name="P6" draw:layer="layout" svg:width="2.297cm" svg:height="0.962cm" svg:x="10cm" svg:y="3.8cm">
          <draw:text-box>
            <text:p>Merge</text:p>
          </draw:text-box>
        </draw:frame>
        <draw:frame draw:style-name="gr10" draw:text-style-name="P6" draw:layer="layout" svg:width="3.139cm" svg:height="0.962cm" svg:x="13.4cm" svg:y="3.5cm">
          <draw:text-box>
            <text:p>Guillot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11:08:16.082452447</meta:creation-date>
    <dc:date>2019-01-25T11:20:05.947111490</dc:date>
    <meta:editing-duration>PT11M18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